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rsid="0009befd" officeooo:paragraph-rsid="0009befd"/>
    </style:style>
    <style:style style:name="P5" style:family="paragraph" style:parent-style-name="Table_20_Contents">
      <style:text-properties officeooo:paragraph-rsid="00041c4c"/>
    </style:style>
    <style:style style:name="P6" style:family="paragraph" style:parent-style-name="Title">
      <style:text-properties officeooo:rsid="0005bc29" officeooo:paragraph-rsid="0005b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课程6 外观和造型 <text:s/>教案</text:p>
      <text:p text:style-name="Title"/>
      <text:p text:style-name="P1"/>
      <text:p text:style-name="P1">学习目标</text:p>
      <text:p text:style-name="P1"><text:tab/>让角色有丰富的活动效果</text:p>
      <text:p text:style-name="P1">学习内容</text:p>
      <text:p text:style-name="P1"><text:tab/>说话</text:p>
      <text:p text:style-name="P1"><text:tab/>改变动作</text:p>
      <text:p text:style-name="P1"><text:tab/>改变大小</text:p>
      <text:p text:style-name="P1"><text:tab/>增加特效</text:p>
      <text:p text:style-name="P1"/>
      <text:p text:style-name="P1">学习重点</text:p>
      <text:p text:style-name="P1"><text:tab/>造型</text:p>
      <text:p text:style-name="P1"/>
      <text:p text:style-name="P1">学习难点</text:p>
      <text:p text:style-name="P1"><text:tab/>修改造型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4">让学生尝试探索代码-外观 各个积木的效果</text:p>
          </table:table-cell>
          <table:table-cell table:style-name="表格1.A2" office:value-type="string">
            <text:p text:style-name="P2">学生在探索后应该会提出问题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造型是在哪里定义的</text:p>
            <text:p text:style-name="P2">修改造型</text:p>
            <text:p text:style-name="P2">造型大小/中心点</text:p>
          </table:table-cell>
          <table:table-cell table:style-name="表格1.A2" office:value-type="string">
            <text:p text:style-name="P2">知道通过代码块如何得到需要的造型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修改背景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调整角色大小</text:p>
          </table:table-cell>
          <table:table-cell table:style-name="表格1.A2" office:value-type="string">
            <text:p text:style-name="P2">知道数字和大小的关系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增加角色特效</text:p>
          </table:table-cell>
          <table:table-cell table:style-name="表格1.A2" office:value-type="string">
            <text:p text:style-name="P2">知道夜色和虚像特效的作用，并能适当应用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角色外观代码和背景外观代码差异</text:p>
          </table:table-cell>
          <table:table-cell table:style-name="表格1.A2" office:value-type="string">
            <text:p text:style-name="P2">通过观察比较找出异同</text:p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><text:tab/>自定义故事片段，添加角色和背景，使用运动和外观指令</text:p>
      <text:p text:style-name="P1"/>
      <text:p text:style-name="P1"/>
      <text:p text:style-name="P1">学生评价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0T19:21:37.640000000</dc:date>
    <meta:editing-duration>PT9M51S</meta:editing-duration>
    <meta:editing-cycles>4</meta:editing-cycles>
    <meta:document-statistic meta:table-count="1" meta:image-count="0" meta:object-count="0" meta:page-count="2" meta:paragraph-count="33" meta:word-count="241" meta:character-count="253" meta:non-whitespace-character-count="241"/>
  </office:meta>
</office:document-meta>
</file>